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77cm" table:align="right"/>
    </style:style>
    <style:style style:name="Table1.A" style:family="table-column">
      <style:table-column-properties style:column-width="7.809cm"/>
    </style:style>
    <style:style style:name="Table1.B" style:family="table-column">
      <style:table-column-properties style:column-width="4.609cm"/>
    </style:style>
    <style:style style:name="Table1.C" style:family="table-column">
      <style:table-column-properties style:column-width="4.56cm"/>
    </style:style>
    <style:style style:name="Table1.A1" style:family="table-cell">
      <style:table-cell-properties fo:padding="0cm" fo:border-left="0.002cm solid #000000" fo:border-right="0.018cm solid #000000" fo:border-top="0.002cm solid #000000" fo:border-bottom="0.002cm solid #000000"/>
    </style:style>
    <style:style style:name="Table1.C1" style:family="table-cell">
      <style:table-cell-properties fo:padding="0cm" fo:border="0.002cm solid #000000"/>
    </style:style>
    <style:style style:name="Table1.A2" style:family="table-cell">
      <style:table-cell-properties fo:padding="0cm" fo:border-left="0.002cm solid #000000" fo:border-right="0.018cm solid #000000" fo:border-top="none" fo:border-bottom="0.002cm solid #000000"/>
    </style:style>
    <style:style style:name="Table1.C2" style:family="table-cell">
      <style:table-cell-properties fo:padding="0cm" fo:border-left="0.002cm solid #000000" fo:border-right="0.002cm solid #000000" fo:border-top="none" fo:border-bottom="0.002cm solid #000000"/>
    </style:style>
    <style:style style:name="P1" style:family="paragraph" style:parent-style-name="Normal">
      <style:text-properties style:font-name="Charis SIL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Ɔklayile</text:p>
          </table:table-cell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Ɩbɩtɩntɩ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Ɩbɩ bʋ ɔs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Ɩbɩ layi ɔsʋlʋt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Ɩbɩts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Ɩbɩpa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Ɩbɩtswɩ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Ɩbɩnɔh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Ɩbɩ pʋd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Tapʋt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Ɛ/ɔnɔ pʋwɔ (asʋn kle)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Ɔnɔlas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Ɔnɔd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Ɔnɔdɩ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Ɔnɔlatɛ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Ɔnɔ bʋ ɔdw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Ɔnɔwank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Ɔnɔ bʋ ɔnlɩ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Ɔnɔ bʋ ɔsɩ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Ɛ/Ɔnsɩp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nsɩpɛp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nsɩ lɩɩ tɩntɩ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style:writing-mode="lr-tb"/>
      <style:text-properties style:font-name="Times New Roman1" fo:font-size="12pt" fo:language="en" fo:country="AU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30T10:17:45</meta:creation-date>
    <dc:date>2012-10-31T15:57:09</dc:date>
    <meta:editing-duration>PT05H49M42S</meta:editing-duration>
    <meta:editing-cycles>2</meta:editing-cycles>
    <meta:generator>OpenOffice.org/3.2$Linux OpenOffice.org_project/320m12$Build-9483</meta:generator>
    <meta:document-statistic meta:table-count="1" meta:image-count="0" meta:object-count="0" meta:page-count="1" meta:paragraph-count="22" meta:word-count="38" meta:character-count="204"/>
  </office:meta>
</office:document-meta>
</file>